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ours</text:p>
          </table:table-cell>
          <table:table-cell/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date" office:date-value="2027-02-01" calcext:value-type="date">
            <text:p>27/02/01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7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23:42:30.274666242</meta:creation-date>
    <dc:date>2019-02-27T23:44:20.111883174</dc:date>
    <meta:editing-duration>PT1M50S</meta:editing-duration>
    <meta:editing-cycles>1</meta:editing-cycles>
    <meta:document-statistic meta:table-count="1" meta:cell-count="5" meta:object-count="0"/>
    <meta:generator>LibreOffice/5.1.6.2$Linux_X86_64 LibreOffice_project/10m0$Build-2</meta:generator>
  </office:meta>
</office:document-meta>
</file>